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-group>
          <table:table-column table:style-name="co1" table:number-columns-repeated="3" table:default-cell-style-name="ce5"/>
        </table:table-column-group>
        <table:table-column table:style-name="co1" table:number-columns-repeated="4" table:default-cell-style-name="ce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1"/>
          <table:table-cell table:style-name="ce1" office:value-type="string" calcext:value-type="string">
            <text:p>Ave, Degre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Ave. Path Leng.</text:p>
          </table:table-cell>
          <table:table-cell table:style-name="ce1" office:value-type="string" calcext:value-type="string">
            <text:p>Network Diam.</text:p>
          </table:table-cell>
          <table:table-cell table:style-name="ce6" table:number-columns-repeated="1016"/>
        </table:table-row>
        <table:table-row table:style-name="ro1">
          <table:table-cell table:style-name="ce2" office:value-type="string" calcext:value-type="string">
            <text:p>WM-F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53" calcext:value-type="float">
            <text:p>253</text:p>
          </table:table-cell>
          <table:table-cell table:style-name="ce4"/>
          <table:table-cell table:style-name="ce4" office:value-type="float" office:value="1.775" calcext:value-type="float">
            <text:p>1.775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1.987" calcext:value-type="float">
            <text:p>1.98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T-PT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51" calcext:value-type="float">
            <text:p>151</text:p>
          </table:table-cell>
          <table:table-cell table:style-name="ce4"/>
          <table:table-cell table:style-name="ce4" office:value-type="float" office:value="1.808" calcext:value-type="float">
            <text:p>1.808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1.671" calcext:value-type="float">
            <text:p>1.671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1015"/>
          <table:table-cell/>
        </table:table-row>
        <table:table-row table:style-name="ro1">
          <table:table-cell table:style-name="ce3" office:value-type="string" calcext:value-type="string">
            <text:p>Newtown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float" office:value="2.317" calcext:value-type="float">
            <text:p>2.317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4.061" calcext:value-type="float">
            <text:p>4.06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. Inigoes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0.409" calcext:value-type="float">
            <text:p>0.409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1.619" calcext:value-type="float">
            <text:p>1.61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hemia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1.107" calcext:value-type="float">
            <text:p>1.10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. Joseph’s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0.267" calcext:value-type="float">
            <text:p>0.267</text:p>
          </table:table-cell>
          <table:table-cell table:style-name="ce4" office:value-type="float" office:value="1.429" calcext:value-type="float">
            <text:p>1.42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eorgetown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4 (3)</text:p>
          </table:table-cell>
          <table:table-cell table:style-name="ce4"/>
          <table:table-cell table:style-name="ce4" office:value-type="float" office:value="0.214" calcext:value-type="float">
            <text:p>0.214</text:p>
          </table:table-cell>
          <table:table-cell table:style-name="ce4" office:value-type="float" office:value="0.008" calcext:value-type="float">
            <text:p>0.00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St.Thomas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53 (41)</text:p>
          </table:table-cell>
          <table:table-cell table:style-name="ce4"/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418" calcext:value-type="float">
            <text:p>1.41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t Tobacc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.97" calcext:value-type="float">
            <text:p>2.97</text:p>
          </table:table-cell>
          <table:table-cell table:style-name="ce4" office:value-type="float" office:value="0.046" calcext:value-type="float">
            <text:p>0.046</text:p>
          </table:table-cell>
          <table:table-cell table:style-name="ce4" office:value-type="float" office:value="1.756" calcext:value-type="float">
            <text:p>1.75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ite Marsh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2" calcext:value-type="float">
            <text:p>52</text:p>
          </table:table-cell>
          <table:table-cell table:style-name="ce4"/>
          <table:table-cell table:style-name="ce4" office:value-type="float" office:value="1.782" calcext:value-type="float">
            <text:p>1.782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1.955" calcext:value-type="float">
            <text:p>1.95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ingal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1.455" calcext:value-type="float">
            <text:p>1.455</text:p>
          </table:table-cell>
          <table:table-cell table:style-name="ce4" office:value-type="float" office:value="0.069" calcext:value-type="float">
            <text:p>0.069</text:p>
          </table:table-cell>
          <table:table-cell table:style-name="ce4" office:value-type="float" office:value="1.929" calcext:value-type="float">
            <text:p>1.92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wned by SJ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84" calcext:value-type="float">
            <text:p>384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Owned by others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Free People of Co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00:09.223000000</meta:creation-date>
    <dc:date>2018-03-28T09:07:12.347000000</dc:date>
    <meta:editing-duration>P1DT10H16M7S</meta:editing-duration>
    <meta:editing-cycles>14</meta:editing-cycles>
    <meta:generator>LibreOffice/5.4.5.1$Windows_X86_64 LibreOffice_project/79c9829dd5d8054ec39a82dc51cd9eff340dbee8</meta:generator>
    <meta:document-statistic meta:table-count="1" meta:cell-count="96" meta:object-count="0"/>
  </office:meta>
</office:document-meta>
</file>